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2C, EEPROM and storage on UDB4 with MatrixPilot</text:p>
      <text:p text:style-name="Standard"/>
      <text:p text:style-name="Standard">Matthew Coleman – Jan 2012</text:p>
      <text:p text:style-name="Standard"/>
      <text:p text:style-name="Standard">UDB4 has a microchip 24LC256 (32K*8) EEPROM onboard. <text:s/>This document describes the drivers for handling data between user and device.</text:p>
      <text:p text:style-name="Standard"/>
      <text:p text:style-name="Standard"/>
      <text:h text:style-name="Heading_20_2" text:outline-level="2">Background</text:h>
      <text:p text:style-name="Standard"/>
      <text:p text:style-name="Standard">To be compatible with the MatrixPilot system, any process that takes a significant length of time must be either low priority or be broken into small high priority parts. <text:s/>Reading or writing a serial connected non-volatile memory takes a significant amount of time. <text:s/>A 1kbyte write could take 100ms. <text:s/>Therefore the drivers are interrupt based with callbacks when the process has finished.</text:p>
      <text:p text:style-name="Standard"/>
      <text:p text:style-name="Standard">A callback will be running at high interrupt priority so it is important to keep processing to a minimum. <text:s/>If a longer process is needed, the callback must trigger a status or flag for the work to be done in a lower priority thread.</text:p>
      <text:p text:style-name="Standard"/>
      <text:p text:style-name="Standard">There are potential problems with maintaining flags over different interrupt priority levels. <text:s/>It is therefore important to restrict where the memory is accessed from. <text:s/>In this case, all service routines involving the memory are restricted to the low priority background process.</text:p>
      <text:p text:style-name="Standard"/>
      <text:p text:style-name="Standard">The memory services are split into three separate drivers:</text:p>
      <text:list xml:id="list30606153" text:style-name="L1">
        <text:list-item>
          <text:p text:style-name="P2">I2C driver responsible for access to the I2C port. <text:s/>This driver knows nothing about the I2C device attached. <text:s/>It maintains access control between devices that wish to use I2C.</text:p>
        </text:list-item>
        <text:list-item>
          <text:p text:style-name="P2">The non-volatile memory driver is responsible for doing device specific handling. <text:s/>In the case of 24LC256, it must break data writes into page sized chunks.</text:p>
        </text:list-item>
        <text:list-item>
          <text:p text:style-name="P2">The storage driver is responsible for organising <text:s/>data and checking it is correct.</text:p>
        </text:list-item>
      </text:list>
      <text:p text:style-name="Standard"/>
      <text:p text:style-name="P1"/>
      <text:h text:style-name="Heading_20_2" text:outline-level="2">I2C driver</text:h>
      <text:p text:style-name="Standard"/>
      <text:p text:style-name="Standard">This is generalised version of the magnetometer I2C driver written by Bill Premerlani. <text:s/>The main functionality is described in I2C.h.</text:p>
      <text:p text:style-name="Standard"/>
      <text:p text:style-name="Standard">There are three main functions for I2C access which are read, write and check acknowledge.</text:p>
      <text:p text:style-name="Standard"/>
      <text:p text:style-name="Standard">Read and write take the following parameters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Standard">unsigned char command</text:p>
          </table:table-cell>
          <table:table-cell table:style-name="Table1.B1" office:value-type="string">
            <text:p text:style-name="Table_20_Contents">Single command byte specific to the device.</text:p>
          </table:table-cell>
        </table:table-row>
        <table:table-row>
          <table:table-cell table:style-name="Table1.A2" office:value-type="string">
            <text:p text:style-name="Standard">unsigned char* pcommandData,</text:p>
          </table:table-cell>
          <table:table-cell table:style-name="Table1.B2" office:value-type="string">
            <text:p text:style-name="Table_20_Contents">Command data, usually the address.</text:p>
          </table:table-cell>
        </table:table-row>
        <table:table-row>
          <table:table-cell table:style-name="Table1.A2" office:value-type="string">
            <text:p text:style-name="Standard">unsigned char* prxData,PtxData, prxData</text:p>
          </table:table-cell>
          <table:table-cell table:style-name="Table1.B2" office:value-type="string">
            <text:p text:style-name="Table_20_Contents">Data buffer from the user.</text:p>
          </table:table-cell>
        </table:table-row>
        <table:table-row>
          <table:table-cell table:style-name="Table1.A2" office:value-type="string">
            <text:p text:style-name="Standard">I2C_callbackFunc pCallback</text:p>
          </table:table-cell>
          <table:table-cell table:style-name="Table1.B2" office:value-type="string">
            <text:p text:style-name="Table_20_Contents">Pointer to callback function from the user.</text:p>
          </table:table-cell>
        </table:table-row>
        <table:table-row>
          <table:table-cell table:style-name="Table1.A2" office:value-type="string">
            <text:p text:style-name="Standard">unsigned int rxSize, txSize</text:p>
          </table:table-cell>
          <table:table-cell table:style-name="Table1.B2" office:value-type="string">
            <text:p text:style-name="Table_20_Contents">Written or read size</text:p>
          </table:table-cell>
        </table:table-row>
      </table:table>
      <text:p text:style-name="Standard"/>
      <text:p text:style-name="Standard">The write sequence is:</text:p>
      <text:list xml:id="list31284528" text:style-name="L2">
        <text:list-item>
          <text:p text:style-name="P4"><text:soft-page-break/>Start</text:p>
        </text:list-item>
        <text:list-item>
          <text:p text:style-name="P4">Write command byte</text:p>
        </text:list-item>
        <text:list-item>
          <text:p text:style-name="P4">Write command data</text:p>
        </text:list-item>
        <text:list-item>
          <text:p text:style-name="P4">Write data buffer of size txSize</text:p>
        </text:list-item>
        <text:list-item>
          <text:p text:style-name="P4">Stop</text:p>
        </text:list-item>
        <text:list-item>
          <text:p text:style-name="P4">Trigger callback</text:p>
          <text:p text:style-name="P4"/>
        </text:list-item>
      </text:list>
      <text:p text:style-name="Standard">The read sequence is:</text:p>
      <text:list xml:id="list31318935" text:style-name="L4">
        <text:list-item>
          <text:p text:style-name="P5">Start</text:p>
        </text:list-item>
        <text:list-item>
          <text:p text:style-name="P5">Write command byte</text:p>
        </text:list-item>
        <text:list-item>
          <text:p text:style-name="P5">Write command data</text:p>
        </text:list-item>
        <text:list-item>
          <text:p text:style-name="P5">Restart</text:p>
        </text:list-item>
        <text:list-item>
          <text:p text:style-name="P5">Write command byte with read bit set</text:p>
        </text:list-item>
        <text:list-item>
          <text:p text:style-name="P5">Read data of size rxSize</text:p>
        </text:list-item>
        <text:list-item>
          <text:p text:style-name="P5">Stop</text:p>
        </text:list-item>
        <text:list-item>
          <text:p text:style-name="P5">Trigger callback</text:p>
        </text:list-item>
      </text:list>
      <text:p text:style-name="Standard"/>
      <text:p text:style-name="Standard">The acknowledge is used to check if the device is present and is not busy writing data.</text:p>
      <text:list xml:id="list31330388" text:style-name="L5">
        <text:list-item>
          <text:p text:style-name="P6">Start</text:p>
        </text:list-item>
        <text:list-item>
          <text:p text:style-name="P6">Write command byte</text:p>
        </text:list-item>
        <text:list-item>
          <text:p text:style-name="P6">Stop</text:p>
        </text:list-item>
        <text:list-item>
          <text:p text:style-name="P6">Trigger callback</text:p>
        </text:list-item>
      </text:list>
      <text:p text:style-name="Standard"/>
      <text:p text:style-name="Standard">During all of these transactions, a busy flag is set to show that the I2C port can't be accessed by another device.</text:p>
      <text:p text:style-name="Standard"/>
      <text:p text:style-name="Standard"><text:span text:style-name="T1">NOTE:</text:span> At this time there is no device access timeout in the driver.</text:p>
      <text:p text:style-name="Standard"/>
      <text:p text:style-name="Standard"><text:span text:style-name="T1">NOTE</text:span>: The buffer passed as reference must exist in memory through the transaction. <text:s/>Local variables will disappear as the calling function exits.</text:p>
      <text:p text:style-name="Standard"/>
      <text:h text:style-name="Heading_20_2" text:outline-level="2"/>
      <text:h text:style-name="Heading_20_2" text:outline-level="2">Non-volatile memory driver – 24LC256</text:h>
      <text:p text:style-name="Standard"/>
      <text:p text:style-name="Standard">Responsible for the control data required to drive a particular device. <text:s/>Controls access through read or write sequences. </text:p>
      <text:p text:style-name="Standard"/>
      <text:p text:style-name="Standard">The non volatile memory interface has two functions which are to read/write to/from a byte buffer. <text:s/>There functions take the following parameters.</text:p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Standard">unsigned char* rdBuffer, wrBuffer</text:p>
          </table:table-cell>
          <table:table-cell table:style-name="Table2.B1" office:value-type="string">
            <text:p text:style-name="Table_20_Contents">Reference to caller owned buffer</text:p>
          </table:table-cell>
        </table:table-row>
        <table:table-row>
          <table:table-cell table:style-name="Table2.A2" office:value-type="string">
            <text:p text:style-name="Standard">unsigned int rdSize, wrSize</text:p>
          </table:table-cell>
          <table:table-cell table:style-name="Table2.B2" office:value-type="string">
            <text:p text:style-name="Table_20_Contents">Number of bytes to read or write</text:p>
          </table:table-cell>
        </table:table-row>
        <table:table-row>
          <table:table-cell table:style-name="Table2.A2" office:value-type="string">
            <text:p text:style-name="Standard">NVMemory_callbackFunc pCallback</text:p>
          </table:table-cell>
          <table:table-cell table:style-name="Table2.B2" office:value-type="string">
            <text:p text:style-name="Table_20_Contents">Reference to callback function</text:p>
          </table:table-cell>
        </table:table-row>
      </table:table>
      <text:p text:style-name="Standard"/>
      <text:p text:style-name="Standard">24CL256 requires 5ms approx to complete a write cycle. <text:s/>The I2C check acknowledge function is used to check that the write cycle has completed.</text:p>
      <text:p text:style-name="Standard"/>
      <text:p text:style-name="Standard">24LC256 has 64byte pages and write buffer. <text:s/>A write larger than 64bytes or crossing a page <text:soft-page-break/>boundary must be split into chunks. <text:s/>The MCP24LC256_write_chunk functions checks how many bytes are left to write, limits to 64 and limits to the end of the page.</text:p>
      <text:p text:style-name="Standard"/>
      <text:p text:style-name="Standard"><text:span text:style-name="T1">Limitation</text:span>: The write cycle does not retry if it has a failure during write.</text:p>
      <text:p text:style-name="Standard"/>
      <text:p text:style-name="Standard"><text:span text:style-name="T1">NOTE:</text:span> The 24LC256 driver will not fully function without calling its service routine. <text:s/>Make sure this routine is called from the background thread only.</text:p>
      <text:p text:style-name="Standard"/>
      <text:h text:style-name="Heading_20_2" text:outline-level="2"/>
      <text:h text:style-name="Heading_20_2" text:outline-level="2">Data Storage Driver</text:h>
      <text:p text:style-name="Text_20_body"/>
      <text:p text:style-name="Text_20_body">Responsible for organising how data is read/written to the nv memory. <text:s/>Maintains a table of data areas similar to a file allocation table. <text:s/>Filenames are not supported. <text:s/></text:p>
      <text:p text:style-name="Text_20_body"/>
      <text:p text:style-name="Text_20_body">One of the major responsibilities is to prevent one data area overwriting or another.</text:p>
      <text:p text:style-name="Text_20_body"/>
      <text:p text:style-name="Text_20_body">Different data areas can have different data types which are handled and checked in different ways. <text:s/>A checksum can be applied to the whole data area or to individual array elements within the area. Alternatively the data area can be maintained entirely by the user.</text:p>
      <text:p text:style-name="Text_20_body"/>
      <text:p text:style-name="Text_20_body">Limitations:</text:p>
      <text:p text:style-name="Text_20_body">The data storage driver is limited to a single nv_memory device. <text:s/>Data cannot be split between several storage locations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thew Coleman</meta:initial-creator>
    <meta:creation-date>2012-01-21T10:31:44.43</meta:creation-date>
    <meta:generator>OpenOffice.org/3.1$Win32 OpenOffice.org_project/310m19$Build-9420</meta:generator>
    <dc:date>2012-01-21T14:40:49.79</dc:date>
    <dc:creator>Matthew Coleman</dc:creator>
    <meta:editing-duration>PT04H08M59S</meta:editing-duration>
    <meta:editing-cycles>15</meta:editing-cycles>
    <meta:document-statistic meta:table-count="2" meta:image-count="0" meta:object-count="0" meta:page-count="3" meta:paragraph-count="68" meta:word-count="780" meta:character-count="4721"/>
  </office:meta>
</office:document-meta>
</file>